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pel: Gestor de Medição</text:p>
      <text:p text:style-name="Standard"/>
      <text:p text:style-name="Standard"/>
      <text:p text:style-name="Standard">Foi construído o Plano de Medição contendo os objetivos e as métricas do projeto. É necessário atualizar o mesmo com os responsáveis pelas extrações das métricas, qual o processo relacionado e quais são os prazos para consolidação dos relatórios de mediç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20:41:10.73</meta:creation-date>
    <meta:document-statistic meta:table-count="0" meta:image-count="0" meta:object-count="0" meta:page-count="1" meta:paragraph-count="2" meta:word-count="45" meta:character-count="281" meta:non-whitespace-character-count="238"/>
    <dc:date>2012-11-06T20:41:27.04</dc:date>
    <meta:editing-duration>PT18S</meta:editing-duration>
    <meta:editing-cycles>1</meta:editing-cycles>
    <meta:generator>LibreOffice/3.4$Win32 LibreOffice_project/340m1$Build-502</meta:generator>
  </office:meta>
</office:document-meta>
</file>